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0.934cm" svg:y1="4.754cm" svg:x2="31.949cm" svg:y2="3.581cm" draw:start-shape="id1" draw:start-glue-point="0" draw:end-shape="id2" draw:end-glue-point="0" svg:d="M20934 4754c0-2509 11015-1923 11015-1173" svg:viewBox="0 0 11016 1820">
          <text:p/>
        </draw:connector>
        <draw:connector draw:style-name="gr7" draw:text-style-name="P1" draw:layer="layout" draw:type="curve" svg:x1="18.222cm" svg:y1="16.689cm" svg:x2="29.222cm" svg:y2="16.689cm" draw:start-shape="id3" draw:start-glue-point="0" draw:end-shape="id4" draw:end-glue-point="0" svg:d="M18222 16689c0-753 11000-753 11000 0" svg:viewBox="0 0 110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7:30.021307822</dc:date>
    <dc:creator>elucterio </dc:creator>
    <meta:editing-duration>PT47M33S</meta:editing-duration>
    <meta:editing-cycles>17</meta:editing-cycles>
    <meta:generator>LibreOffice/4.2.8.2$Linux_X86_64 LibreOffice_project/420m0$Build-2</meta:generator>
    <meta:document-statistic meta:object-count="29"/>
  </office:meta>
</office:document-meta>
</file>